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0" style:family="paragraph">
      <style:paragraph-properties fo:break-before="page"/>
    </style:style>
    <style:style style:name="P2" style:parent-style-name="Обычный" style:family="paragraph">
      <style:text-properties fo:font-weight="bold" style:font-weight-asian="bold" style:font-weight-complex="bold"/>
    </style:style>
    <style:style style:name="P3" style:parent-style-name="Обычный" style:family="paragraph">
      <style:text-properties fo:font-weight="bold" style:font-weight-asian="bold" style:font-weight-complex="bold"/>
    </style:style>
    <style:style style:name="P4" style:parent-style-name="Обычный" style:family="paragraph">
      <style:text-properties fo:font-weight="bold" style:font-weight-asian="bold" style:font-weight-complex="bold"/>
    </style:style>
    <style:style style:name="P5" style:parent-style-name="Обычный" style:family="paragraph">
      <style:text-properties fo:font-weight="bold" style:font-weight-asian="bold" style:font-weight-complex="bold"/>
    </style:style>
    <style:style style:name="P6" style:parent-style-name="Обычный" style:family="paragraph">
      <style:text-properties fo:font-weight="bold" style:font-weight-asian="bold" style:font-weight-complex="bold"/>
    </style:style>
    <style:style style:name="P7" style:parent-style-name="Обычный" style:family="paragraph">
      <style:text-properties fo:font-weight="bold" style:font-weight-asian="bold" style:font-weight-complex="bold"/>
    </style:style>
    <style:style style:name="P8" style:parent-style-name="Обычный" style:family="paragraph">
      <style:text-properties fo:font-weight="bold" style:font-weight-asian="bold" style:font-weight-complex="bold"/>
    </style:style>
    <style:style style:name="P9" style:parent-style-name="Обычный" style:family="paragraph">
      <style:text-properties fo:font-weight="bold" style:font-weight-asian="bold" style:font-weight-complex="bold"/>
    </style:style>
    <style:style style:name="P10" style:parent-style-name="Обычный" style:family="paragraph">
      <style:text-properties fo:font-weight="bold" style:font-weight-asian="bold" style:font-weight-complex="bold"/>
    </style:style>
    <style:style style:name="P11" style:parent-style-name="Обычный" style:family="paragraph">
      <style:text-properties fo:font-weight="bold" style:font-weight-asian="bold" style:font-weight-complex="bold"/>
    </style:style>
    <style:style style:name="P12" style:parent-style-name="Обычный" style:family="paragraph">
      <style:text-properties fo:font-weight="bold" style:font-weight-asian="bold" style:font-weight-complex="bold"/>
    </style:style>
    <style:style style:name="P13" style:parent-style-name="Обычный" style:family="paragraph">
      <style:text-properties fo:font-weight="bold" style:font-weight-asian="bold" style:font-weight-complex="bold"/>
    </style:style>
    <style:style style:name="P14" style:parent-style-name="Обычный" style:family="paragraph">
      <style:text-properties fo:font-weight="bold" style:font-weight-asian="bold" style:font-weight-complex="bold"/>
    </style:style>
    <style:style style:name="P15" style:parent-style-name="Обычный" style:family="paragraph">
      <style:text-properties fo:font-weight="bold" style:font-weight-asian="bold" style:font-weight-complex="bold"/>
    </style:style>
    <style:style style:name="P16" style:parent-style-name="Обычный" style:family="paragraph">
      <style:text-properties fo:font-weight="bold" style:font-weight-asian="bold" style:font-weight-complex="bold"/>
    </style:style>
    <style:style style:name="P17" style:parent-style-name="Обычный" style:family="paragraph">
      <style:text-properties fo:font-weight="bold" style:font-weight-asian="bold" style:font-weight-complex="bold"/>
    </style:style>
    <style:style style:name="P18" style:parent-style-name="Обычный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Михаил Зощенко</text:p>
      <text:p text:style-name="Обычный"/>
      <text:p text:style-name="P2">Рассказы для детей</text:p>
      <text:p text:style-name="Обычный"/>
      <text:p text:style-name="P3">Умные животные</text:p>
      <text:p text:style-name="Обычный"/>
      <text:p text:style-name="Обычный">Говорят, что слоны и обезьяны очень умные животные. Но и другие животные тоже не дураки. Вот, посмотрите, каких умных животных я видел.</text:p>
      <text:p text:style-name="Обычный"/>
      <text:p text:style-name="P4">Умный гусь</text:p>
      <text:p text:style-name="Обычный"/>
      <text:p text:style-name="Обычный">Один гусь гулял во дворе и нашёл сухую корку хлеба.</text:p>
      <text:p text:style-name="Обычный">Вот гусь стал клювом долбить эту корку, чтоб её разломать и съесть. Но корка была очень сухая. И гусь никак не мог её разломать. А сразу проглотить всю корку гусь не решался, потому что это, наверно, не полезно было для гусиного здоровья.</text:p>
      <text:p text:style-name="Обычный">Тогда я хотел разломать эту корку, чтоб гусю легче было кушать. Но гусь не позволил мне дотронуться до своей корки. Наверно, он подумал, что я сам хочу её съесть.</text:p>
      <text:p text:style-name="Обычный">Тогда я отошёл в сторонку и смотрю, что будет дальше.</text:p>
      <text:p text:style-name="Обычный">Вдруг гусь берёт клювом эту корку и идёт к луже.</text:p>
      <text:p text:style-name="Обычный">Он кладёт эту корку в лужу. Корка делается в воде мягкая. И тогда гусь с удовольствием её кушает.</text:p>
      <text:p text:style-name="Обычный">Это был умный гусь. Но то, что он не дал мне разломать корку, показывает, что он был не такой уж особенно умный. Не то чтобы дурак, но немножко он всё-таки отставал в своём умственном развитии.</text:p>
      <text:p text:style-name="Обычный"/>
      <text:p text:style-name="P5">Умная кура</text:p>
      <text:p text:style-name="Обычный"/>
      <text:p text:style-name="Обычный">Одна кура гуляла во дворе с цыплятами. У нее девять маленьких цыплят.</text:p>
      <text:p text:style-name="Обычный">Вдруг откуда-то прибежала лохматая собака.</text:p>
      <text:p text:style-name="Обычный">Эта собака подкралась к цыплятам и схватила одного.</text:p>
      <text:p text:style-name="Обычный">Тут все другие цыплята испугались и бросились врассыпную.</text:p>
      <text:p text:style-name="Обычный">Кура тоже сначала очень сильно испугалась и побежала. Но потом смотрит – какой скандал: собака держит в зубах её маленького цыплёнка. И наверно, мечтает его съесть.</text:p>
      <text:p text:style-name="Обычный">Тогда кура смело подбежала к собаке. Она немножко подскочила и больно клюнула собаку в самый глаз.</text:p>
      <text:soft-page-break/>
      <text:p text:style-name="Обычный">Собака от удивления даже рот раскрыла. И цыплёнка выпустила. И тот сразу поскорей убежал. А собака посмотрела, кто её клюнул в глаз.</text:p>
      <text:p text:style-name="Обычный">И, увидя куру, рассердилась и бросилась на неё. Но тут подбежал хозяин, схватил собаку за ошейник и увёл её с собой.</text:p>
      <text:p text:style-name="Обычный">А кура как ни в чём не бывало собрала всех своих цыплят, пересчитала их и снова стала прогуливаться по двору.</text:p>
      <text:p text:style-name="Обычный">Это была очень умная кура.</text:p>
      <text:p text:style-name="Обычный"/>
      <text:p text:style-name="P6">Глупый вор и умный поросёнок</text:p>
      <text:p text:style-name="Обычный"/>
      <text:p text:style-name="Обычный">На даче у нашего хозяина был поросёнок. И хозяин на ночь закрывал этого поросёнка в сарай, чтоб его никто не украл.</text:p>
      <text:p text:style-name="Обычный">Но один вор захотел всё-таки украсть эту свинку.</text:p>
      <text:p text:style-name="Обычный">Он ночью сломал замок и пробрался в сарай.</text:p>
      <text:p text:style-name="Обычный">А поросята всегда очень сильно визжат, когда их берут в руки. Поэтому вор захватил с собой одеяло.</text:p>
      <text:p text:style-name="Обычный">И как только поросёнок хотел завизжать, вор быстро завернул его в одеяло и тихонько вышел с ним из сарая.</text:p>
      <text:p text:style-name="Обычный">Вот поросёнок визжит и барахтается в одеяле. Но его крики хозяева не слышат, потому что это было толстое одеяло. И вор очень крепко завернул поросёнка.</text:p>
      <text:p text:style-name="Обычный">Вдруг вор чувствует, что поросёнок не двигается больше в одеяле. И он кричать перестал. И лежит без всякого движения.</text:p>
      <text:p text:style-name="Обычный">Вор думает:</text:p>
      <text:p text:style-name="Обычный">«Может быть, я очень сильно закрутил его одеялом. И может быть, бедненький поросёнок там задохся».</text:p>
      <text:p text:style-name="Обычный">Вор развернул поскорей одеяло, чтоб посмотреть, что с поросёнком, а поросёнок как выпрыгнет у него из рук, как завизжит, как бросится в сторону.</text:p>
      <text:p text:style-name="Обычный">Тут хозяева прибежали. Схватили вора.</text:p>
      <text:p text:style-name="Обычный">Вор говорит:</text:p>
      <text:p text:style-name="Обычный">– Ах, какая свинья этот хитрый поросёнок. Наверное, он нарочно притворился мёртвым, чтоб я его выпустил. Или, может быть, он от страха упал в обморок.</text:p>
      <text:p text:style-name="Обычный">Хозяин говорит вору:</text:p>
      <text:p text:style-name="Обычный">– Нет, мой поросёнок в обморок не падал, а это он нарочно притворился мёртвым, чтобы вы развязали одеяло. Это очень умный поросёнок, благодаря которому мы поймали вора.</text:p>
      <text:p text:style-name="Обычный"/>
      <text:p text:style-name="Обычный"/>
      <text:p text:style-name="Обычный"/>
      <text:p text:style-name="Обычный"/>
      <text:p text:style-name="P7">Очень умная лошадь</text:p>
      <text:p text:style-name="Обычный"/>
      <text:p text:style-name="Обычный">Кроме гуся, куры и поросёнка, я видел ещё очень много умных животных. И об этом я потом вам расскажу.</text:p>
      <text:p text:style-name="Обычный">А пока надо сказать несколько слов об умных лошадях.</text:p>
      <text:p text:style-name="Обычный">Собаки едят варёное мясо.</text:p>
      <text:p text:style-name="Обычный">Кошки пьют молоко и едят птичек. Коровы кушают траву. Быки тоже жрут траву и бодают людей. Тигры, эти нахальные животные, питаются сырым мясом. Обезьяны кушают орешки и яблоки. Куры клюют крошки и разный мусор.</text:p>
      <text:p text:style-name="Обычный">А скажите, пожалуйста, что кушает лошадь?</text:p>
      <text:p text:style-name="Обычный">Лошадь кушает такую полезную еду, которую дети кушают.</text:p>
      <text:p text:style-name="Обычный">Лошади кушают овёс. А овёс – это и есть овсянка и геркулес.</text:p>
      <text:p text:style-name="Обычный">А овсянку и геркулес дети кушают и благодаря этому бывают сильные, здоровые и смелые.</text:p>
      <text:p text:style-name="Обычный">Нет, лошади не дураки, что они кушают овёс.</text:p>
      <text:p text:style-name="Обычный">Лошади очень умные животные, потому что они едят такое полезное детское блюдо. Вдобавок лошади любят сахар, это тоже показывает, что они не дураки.</text:p>
      <text:p text:style-name="Обычный"/>
      <text:p text:style-name="P8">Умная птичка</text:p>
      <text:p text:style-name="Обычный"/>
      <text:p text:style-name="Обычный">Один мальчик гулял в лесу и нашёл гнёздышко. А в гнёздышке сидели малюсенькие голенькие птенчики. И они пищали.</text:p>
      <text:p text:style-name="Обычный">Они, наверно, ждали, когда их мамаша прилетит и покормит их червячками и мушками.</text:p>
      <text:p text:style-name="Обычный">Вот мальчик обрадовался, что нашёл таких славных птенчиков, и хотел взять одного, чтоб принести его домой.</text:p>
      <text:p text:style-name="Обычный">Только он протянул к птенчикам свою руку, как вдруг с дерева как камень упала к его ногам какая-то пернатая птичка.</text:p>
      <text:p text:style-name="Обычный">Она упала и лежит в траве.</text:p>
      <text:p text:style-name="Обычный">Мальчик хотел схватить эту птичку, но она немножко попрыгала, попрыгала по земле и отбежала в сторону.</text:p>
      <text:p text:style-name="Обычный">Тогда мальчик побежал за ней. «Наверно, – думает, – эта птичка ушибла себе крыло, и поэтому она летать не может».</text:p>
      <text:p text:style-name="Обычный">Только мальчик подошёл к этой птичке, а она снова прыг, прыг по земле и вновь немножко отбежала.</text:p>
      <text:p text:style-name="Обычный">Мальчик опять за ней. Птичка немножко подлетела и снова села в траву.</text:p>
      <text:p text:style-name="Обычный">Тогда мальчик снял свою шапку и хотел этой шапкой накрыть птичку.</text:p>
      <text:soft-page-break/>
      <text:p text:style-name="Обычный">Только он подбежал к ней, а она вдруг вспорхнула и улетела.</text:p>
      <text:p text:style-name="Обычный">Мальчик прямо рассердился на эту птичку. И пошёл скорей назад, чтобы взять себе хоть одного птенчика.</text:p>
      <text:p text:style-name="Обычный">И вдруг мальчик видит, что он потерял то место, где было гнёздышко, и никак не может его найти.</text:p>
      <text:p text:style-name="Обычный">Тогда мальчик понял, что эта птичка нарочно упала с дерева и нарочно бегала по земле, чтоб подальше увести мальчика от своего гнёздышка.</text:p>
      <text:p text:style-name="Обычный">Так мальчик и не нашёл птенчика.</text:p>
      <text:p text:style-name="Обычный">Он собрал немножко лесной земляники, покушал её и пошёл домой.</text:p>
      <text:p text:style-name="Обычный"/>
      <text:p text:style-name="P9">Умная собака</text:p>
      <text:p text:style-name="Обычный"/>
      <text:p text:style-name="Обычный">У меня была большая собака. Её звали Джим.</text:p>
      <text:p text:style-name="Обычный">Это была очень дорогая собака. Она стоила триста рублей.</text:p>
      <text:p text:style-name="Обычный">А летом, когда я жил на даче, какие-то воры украли у меня эту собаку. Они приманили её мясом и увели её с собой.</text:p>
      <text:p text:style-name="Обычный">Вот я искал, искал эту собаку и нигде её не нашёл.</text:p>
      <text:p text:style-name="Обычный">И вот я однажды приехал в город на свою городскую квартиру. И сижу там, горюю, что у меня пропала такая дивная собака.</text:p>
      <text:p text:style-name="Обычный">Вдруг слышу, кто-то на лестнице позвонил.</text:p>
      <text:p text:style-name="Обычный">Я открываю дверь. И можете себе представить – передо мной на площадке сидит моя собака.</text:p>
      <text:p text:style-name="Обычный">А какой-то верхний жилец мне говорит:</text:p>
      <text:p text:style-name="Обычный">– Ах, какая у вас умная собака – она сама сейчас позвонила. Она мордой ткнулась в электрический звонок и позвонила, чтоб вы ей открыли дверь.</text:p>
      <text:p text:style-name="Обычный">Это очень жаль, что собаки не умеют говорить. А то бы она рассказала, кто её украл и как она попала в город. Наверно, воры привезли её на поезде в Ленинград и там хотели её продать. А она от них убежала и, наверно, долго бегала по улицам, пока не нашла свой знакомый дом, где она жила зимой.</text:p>
      <text:p text:style-name="Обычный">Тут она поднялась по лестнице на четвёртый этаж. Полежала у наших дверей. Потом видит, что ей никто не открывает, взяла и позвонила.</text:p>
      <text:p text:style-name="Обычный">Ах, я очень обрадовался, что нашлась моя собака, поцеловал её и купил ей большой кусок мяса.</text:p>
      <text:p text:style-name="Обычный"/>
      <text:p text:style-name="Обычный"/>
      <text:p text:style-name="Обычный"/>
      <text:p text:style-name="Обычный"/>
      <text:p text:style-name="Обычный"/>
      <text:soft-page-break/>
      <text:p text:style-name="P10">Сравнительно умная кошка</text:p>
      <text:p text:style-name="Обычный"/>
      <text:p text:style-name="Обычный">Одна хозяйка уехала по делам и забыла, что у неё на кухне осталась кошка.</text:p>
      <text:p text:style-name="Обычный">А у кошки были три котёнка, которых надо было всё время кормить.</text:p>
      <text:p text:style-name="Обычный">Вот наша кошка проголодалась и стала искать, что бы ей такое покушать.</text:p>
      <text:p text:style-name="Обычный">А на кухне никакой еды не было.</text:p>
      <text:p text:style-name="Обычный">Тогда кошка вышла в коридор. Но и в коридоре она тоже ничего хорошего не нашла.</text:p>
      <text:p text:style-name="Обычный">Тогда кошка подошла к одной комнате и чувствует через дверь, что там чем-то приятным пахнет. И вот кошка лапкой стала открывать эту дверь.</text:p>
      <text:p text:style-name="Обычный">А в этой комнате жила одна тётка, которая ужасно боялась воров.</text:p>
      <text:p text:style-name="Обычный">И вот сидит эта тётка у окна, кушает пирожки и дрожит от страха.</text:p>
      <text:p text:style-name="Обычный">И вдруг видит, что дверь в её комнату тихонько открывается.</text:p>
      <text:p text:style-name="Обычный">Тётка, испугавшись, говорит:</text:p>
      <text:p text:style-name="Обычный">– Ой, кто там?</text:p>
      <text:p text:style-name="Обычный">Но никто не отвечает.</text:p>
      <text:p text:style-name="Обычный">Тётка подумала, что это воры, открыла окно и выпрыгнула во двор.</text:p>
      <text:p text:style-name="Обычный">И хорошо, что она, дура, жила на первом этаже, а то бы небось она сломала себе ногу или что-нибудь. А тут она только немножко ушиблась и расквасила себе нос.</text:p>
      <text:p text:style-name="Обычный">Вот тётка побежала звать дворника, а наша кошка тем временем открыла лапкой дверь, нашла на окне четыре пирожка, слопала их и снова пошла на кухню к своим котятам.</text:p>
      <text:p text:style-name="Обычный">Вот приходит дворник с тёткой. И видит – никого в квартире нет.</text:p>
      <text:p text:style-name="Обычный">Дворник рассердился на тётку – зачем она его зря позвала, – выругал её и ушёл.</text:p>
      <text:p text:style-name="Обычный">А тётка села у окна и снова хотела заняться пирожками. И вдруг видит: никаких пирожков нет.</text:p>
      <text:p text:style-name="Обычный">Тётка подумала, что это она сама их съела и от страха позабыла. И тогда она голодная легла спать.</text:p>
      <text:p text:style-name="Обычный">А утром приехала хозяйка и стала аккуратно кормить кошку.</text:p>
      <text:p text:style-name="Обычный"/>
      <text:p text:style-name="P11">Очень умные обезьянки</text:p>
      <text:p text:style-name="Обычный"/>
      <text:p text:style-name="Обычный">Очень интересный случай был в зоологическом саду.</text:p>
      <text:p text:style-name="Обычный">Один человек стал дразнить обезьянок, которые сидели в клетке.</text:p>
      <text:p text:style-name="Обычный">Он нарочно вытащил из кармана конфетку и протянул её одной обезьянке. Та хотела взять, а человек ей не дал и снова спрятал конфетку.</text:p>
      <text:p text:style-name="Обычный">Потом он опять протянул конфетку и опять не дал. Да ещё вдобавок довольно сильно ударил обезьянку по лапке.</text:p>
      <text:soft-page-break/>
      <text:p text:style-name="Обычный">Вот обезьянка рассердилась – зачем её ударили. Она высунула лапку из клетки и в один момент схватила шапку с головы этого человека.</text:p>
      <text:p text:style-name="Обычный">И начала эту шапку мять, топтать и зубами рвать.</text:p>
      <text:p text:style-name="Обычный">Вот человек стал кричать и звать сторожа. А в этот момент другая обезьянка схватила человека сзади за пиджак и не выпускает.</text:p>
      <text:p text:style-name="Обычный">Тут человек поднял ужасный крик. Во-первых, он испугался, во-вторых, ему жалко шапку, а в-третьих, он боялся, что обезьяна разорвёт его пиджак. А в-четвёртых, ему надо было идти обедать, а тут его не пускают.</text:p>
      <text:p text:style-name="Обычный">Вот он стал кричать, а третья обезьянка протянула свою мохнатую лапку из клетки и стала хватать его за волосы и за нос.</text:p>
      <text:p text:style-name="Обычный">Тут человек до того испугался, что прямо завизжал от страха.</text:p>
      <text:p text:style-name="Обычный">Прибежал сторож.</text:p>
      <text:p text:style-name="Обычный">Сторож говорит:</text:p>
      <text:p text:style-name="Обычный">– Скорей снимите с себя пиджак и отбегите в сторону, а то обезьянки поцарапают вам лицо или нос оторвут.</text:p>
      <text:p text:style-name="Обычный">Вот человек расстегнул пиджак и моментально выскочил из него.</text:p>
      <text:p text:style-name="Обычный">А обезьянка, которая держала его сзади, втянула пиджак в клетку и стала его рвать зубами. Сторож хочет от неё отобрать этот пиджак, а она не отдаёт. Но потом она нашла конфеты в кармане и стала их кушать.</text:p>
      <text:p text:style-name="Обычный">Тут другие обезьянки, увидав конфеты, бросились к ним и тоже стали кушать.</text:p>
      <text:p text:style-name="Обычный">Наконец сторож палкой вытащил из клетки ужасно рваную шапку и порванный пиджак и подал их человеку.</text:p>
      <text:p text:style-name="Обычный">Сторож сказал ему:</text:p>
      <text:p text:style-name="Обычный">– Вы сами виноваты, зачем дразнили обезьян. Ещё скажите спасибо, что они вам нос не оторвали. А то так без носа и пошли бы обедать!</text:p>
      <text:p text:style-name="Обычный">Вот человек надел на себя рваный пиджак и рваную и грязную шапку и в таком смешном виде под общий хохот людей пошёл домой обедать.</text:p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soft-page-break/>
      <text:p text:style-name="P12">Смешные рассказы</text:p>
      <text:p text:style-name="Обычный"/>
      <text:p text:style-name="Обычный"/>
      <text:p text:style-name="P13">Показательный ребёнок</text:p>
      <text:p text:style-name="Обычный"/>
      <text:p text:style-name="Обычный">Жил-был в Ленинграде маленький мальчик Павлик.</text:p>
      <text:p text:style-name="Обычный">У него была мама. И был папа. И была бабушка.</text:p>
      <text:p text:style-name="Обычный">И вдобавок в их квартире жила кошка под названием Бубенчик.</text:p>
      <text:p text:style-name="Обычный">Вот утром папа пошёл на работу. Мама тоже ушла. А Павлик остался с бабушкой.</text:p>
      <text:p text:style-name="Обычный">А бабушка была ужасно старенькая. И она любила в кресле спать.</text:p>
      <text:p text:style-name="Обычный">Вот папа ушёл. И мама ушла. Бабушка села в кресло. А Павлик на полу стал играть со своей кошкой. Он хотел, чтоб она ходила на задних лапках. А она не хотела. И мяукала очень жалобно.</text:p>
      <text:p text:style-name="Обычный">Вдруг на лестнице раздался звонок.</text:p>
      <text:p text:style-name="Обычный">Бабушка и Павлик пошли открывать двери.</text:p>
      <text:p text:style-name="Обычный">Это пришёл почтальон.</text:p>
      <text:p text:style-name="Обычный">Он принёс письмо.</text:p>
      <text:p text:style-name="Обычный">Павлик взял письмо и сказал:</text:p>
      <text:p text:style-name="Обычный">– Я сам передам папе.</text:p>
      <text:p text:style-name="Обычный">Вот почтальон ушёл. Павлик снова хотел играть со своей кошкой. И вдруг видит – кошки нигде нет.</text:p>
      <text:p text:style-name="Обычный">Павлик говорит бабушке:</text:p>
      <text:p text:style-name="Обычный">– Бабушка, вот так номер – наш Бубенчик пропал.</text:p>
      <text:p text:style-name="Обычный">Бабушка говорит:</text:p>
      <text:p text:style-name="Обычный">– Наверно, Бубенчик убежал на лестницу, когда мы открыли дверь почтальону.</text:p>
      <text:p text:style-name="Обычный">Павлик говорит:</text:p>
      <text:p text:style-name="Обычный">– Нет, это, наверно, почтальон взял моего Бубенчика. Наверно, он нарочно нам дал письмо, а мою дрессированную кошечку взял себе. Это был хитрый почтальон.</text:p>
      <text:p text:style-name="Обычный">Бабушка засмеялась и говорит шутливо:</text:p>
      <text:p text:style-name="Обычный">– Завтра почтальон придёт, мы отдадим ему это письмо и взамен возьмём у него назад нашу кошечку.</text:p>
      <text:p text:style-name="Обычный">Вот бабушка села в кресло и заснула.</text:p>
      <text:p text:style-name="Обычный">А Павлик надел своё пальто и шапочку, взял письмо и тихонько вышел на лестницу.</text:p>
      <text:p text:style-name="Обычный">«Лучше, – думает, – я сейчас отдам письмо почтальону. И лучше я сейчас возьму от него мою кошечку».</text:p>
      <text:p text:style-name="Обычный">Вот Павлик вышел во двор. И видит – во дворе нету почтальона.</text:p>
      <text:soft-page-break/>
      <text:p text:style-name="Обычный">Павлик вышел на улицу. И пошёл по улице. И видит – на улице тоже нигде нету почтальона.</text:p>
      <text:p text:style-name="Обычный">Вдруг какая-то одна рыжая тётка говорит:</text:p>
      <text:p text:style-name="Обычный">– Ах, поглядите все, какой маленький малыш идёт один по улице! Наверно, он потерял свою маму и заблудился. Ах, позовите скорей милиционера!</text:p>
      <text:p text:style-name="Обычный">Вот приходит милиционер со свистком. Тётка ему говорит:</text:p>
      <text:p text:style-name="Обычный">– Поглядите, какой мальчик лет пяти заблудился.</text:p>
      <text:p text:style-name="Обычный">Милиционер говорит:</text:p>
      <text:p text:style-name="Обычный">– Этот мальчик держит в ручке письмо. Наверное, на этом письме написан адрес, где он живёт. Мы прочтём этот адрес и доставим ребёнка домой. Это хорошо, что он взял с собой письмо.</text:p>
      <text:p text:style-name="Обычный">Тётка говорит:</text:p>
      <text:p text:style-name="Обычный">– В Америке многие родители нарочно кладут письма в карман своим детям, чтоб они не терялись.</text:p>
      <text:p text:style-name="Обычный">И с этими словами тётка хочет взять письмо от Павлика. Павлик ей говорит:</text:p>
      <text:p text:style-name="Обычный">– Что вы волнуетесь? Я знаю, где я живу.</text:p>
      <text:p text:style-name="Обычный">Тётка удивилась, что мальчик так смело ей сказал. И от волнения чуть в лужу не упала.</text:p>
      <text:p text:style-name="Обычный">Потом говорит:</text:p>
      <text:p text:style-name="Обычный">– Поглядите, какой бойкий мальчик. Пусть он нам тогда скажет, где он живёт.</text:p>
      <text:p text:style-name="Обычный">Павлик отвечает:</text:p>
      <text:p text:style-name="Обычный">– Улица Фонтанка, восемь.</text:p>
      <text:p text:style-name="Обычный">Милиционер поглядел на письмо и говорит:</text:p>
      <text:p text:style-name="Обычный">– Ого, это боевой ребёнок – он знает, где он живёт.</text:p>
      <text:p text:style-name="Обычный">Тётка говорит Павлику:</text:p>
      <text:p text:style-name="Обычный">– А как тебя зовут и кто твой папа?</text:p>
      <text:p text:style-name="Обычный">Павлик говорит:</text:p>
      <text:p text:style-name="Обычный">– Мой папа шофёр. Мама ушла в магазин. Бабушка спит в кресле. А меня зовут Павлик.</text:p>
      <text:p text:style-name="Обычный">Милиционер засмеялся и сказал:</text:p>
      <text:p text:style-name="Обычный">– Это боевой, показательный ребёнок – он всё знает. Наверно, он будет начальником милиции, когда подрастёт.</text:p>
      <text:p text:style-name="Обычный">Тётка говорит милиционеру:</text:p>
      <text:p text:style-name="Обычный">– Проводите этого мальчика домой.</text:p>
      <text:p text:style-name="Обычный">Милиционер говорит Павлику:</text:p>
      <text:p text:style-name="Обычный">– Ну, маленький товарищ, пойдём домой.</text:p>
      <text:p text:style-name="Обычный">Павлик говорит милиционеру:</text:p>
      <text:p text:style-name="Обычный">– Дайте вашу руку – я вас доведу до своего дома. Вот мой красивый дом.</text:p>
      <text:soft-page-break/>
      <text:p text:style-name="Обычный">Тут милиционер засмеялся. И рыжая тётка тоже засмеялась.</text:p>
      <text:p text:style-name="Обычный">Милиционер сказал:</text:p>
      <text:p text:style-name="Обычный">– Это исключительно боевой, показательный ребёнок. Мало того, что он всё знает, он ещё меня хочет до дому довести. Этот ребёнок непременно будет начальником милиции.</text:p>
      <text:p text:style-name="Обычный">Вот милиционер дал свою руку Павлику, и они пошли домой.</text:p>
      <text:p text:style-name="Обычный">Только дошли они до своего дома – вдруг мама идёт.</text:p>
      <text:p text:style-name="Обычный">Мама удивилась, что Павлик идёт по улице, взяла его на руки, принесла домой.</text:p>
      <text:p text:style-name="Обычный">Дома она его немножко побранила. Она сказала:</text:p>
      <text:p text:style-name="Обычный">– Ах ты, противный мальчишка, зачем ты убежал на улицу?</text:p>
      <text:p text:style-name="Обычный">Павлик сказал:</text:p>
      <text:p text:style-name="Обычный">– Я хотел у почтальона взять моего Бубенчика. А то мой Бубенчик пропал, и, наверно, его взял почтальон.</text:p>
      <text:p text:style-name="Обычный">Мама сказала:</text:p>
      <text:p text:style-name="Обычный">– Что за глупости! Почтальоны никогда не берут кошек. Вон твой Бубенчик сидит на шкафу.</text:p>
      <text:p text:style-name="Обычный">Павлик говорит:</text:p>
      <text:p text:style-name="Обычный">– Вот так номер. Смотрите, куда прыгнула моя дрессированная кошечка.</text:p>
      <text:p text:style-name="Обычный">Мама говорит:</text:p>
      <text:p text:style-name="Обычный">– Наверно, ты, противный мальчишка, её мучил, вот она и забралась на шкаф.</text:p>
      <text:p text:style-name="Обычный">Вдруг проснулась бабушка.</text:p>
      <text:p text:style-name="Обычный">Бабушка, не зная, что случилось, говорит маме:</text:p>
      <text:p text:style-name="Обычный">– Сегодня Павлик очень тихо и хорошо себя вел. И даже меня не разбудил. Надо за это дать ему конфетку.</text:p>
      <text:p text:style-name="Обычный">Мама говорит:</text:p>
      <text:p text:style-name="Обычный">– Ему не конфетку надо дать, а в угол носом поставить. Он сегодня убежал на улицу.</text:p>
      <text:p text:style-name="Обычный">Бабушка говорит:</text:p>
      <text:p text:style-name="Обычный">– Вот так номер.</text:p>
      <text:p text:style-name="Обычный">Вдруг приходит папа. Папа хотел рассердиться, зачем мальчик убежал на улицу. Но Павлик подал папе письмо.</text:p>
      <text:p text:style-name="Обычный">Папа говорит:</text:p>
      <text:p text:style-name="Обычный">– Это письмо не мне, а бабушке.</text:p>
      <text:p text:style-name="Обычный">Вот бабушка надела очки на нос и стала читать письмо.</text:p>
      <text:p text:style-name="Обычный">Потом она говорит:</text:p>
      <text:p text:style-name="Обычный">– В городе Москве у моей младшей дочери родился ещё один ребёнок.</text:p>
      <text:p text:style-name="Обычный">Павлик говорит:</text:p>
      <text:soft-page-break/>
      <text:p text:style-name="Обычный">– Наверно, родился боевой ребёнок. И наверно, он будет начальник милиции.</text:p>
      <text:p text:style-name="Обычный">Тут все засмеялись и сели обедать.</text:p>
      <text:p text:style-name="Обычный">На первое был суп с рисом. На второе – котлеты. На третье был кисель.</text:p>
      <text:p text:style-name="Обычный">Кошка Бубенчик долго глядела со своего шкафа, как Павлик кушает. Потом не вытерпела и тоже решила немножко покушать.</text:p>
      <text:p text:style-name="Обычный">Она прыгнула со шкафа на комод, с комода на стул, со стула на пол.</text:p>
      <text:p text:style-name="Обычный">И тогда Павлик дал ей немножко супу и немножко киселя.</text:p>
      <text:p text:style-name="Обычный">И кошка была очень этим довольна.</text:p>
      <text:p text:style-name="Обычный"/>
      <text:p text:style-name="P14">Трусишка Вася</text:p>
      <text:p text:style-name="Обычный"/>
      <text:p text:style-name="Обычный">Васин отец был кузнец.</text:p>
      <text:p text:style-name="Обычный">Он работал в кузнице. Он там делал подковы, молотки и топорики.</text:p>
      <text:p text:style-name="Обычный">И он каждый день ездил в кузницу на своей лошади.</text:p>
      <text:p text:style-name="Обычный">У него была, ничего себе, хорошая чёрная лошадка.</text:p>
      <text:p text:style-name="Обычный">Он запрягал её в телегу и ехал.</text:p>
      <text:p text:style-name="Обычный">А вечером он возвращался.</text:p>
      <text:p text:style-name="Обычный">А сын его, шестилетний парнишка Вася, был любитель немного покататься.</text:p>
      <text:p text:style-name="Обычный">Отец, например, приезжает домой, слезает с телеги, а Васютка туда моментально влезает и едет до самого леса.</text:p>
      <text:p text:style-name="Обычный">А отец, конечно, ему не позволял это делать.</text:p>
      <text:p text:style-name="Обычный">И лошадь тоже не очень позволяла. И когда Васютка влезал в телегу, лошадь косо на него глядела. И хвостом махала, – дескать, сойди, мальчишка, с моей телеги. Но Вася стегал лошадь прутом, и тогда ей было немного больно, и она тихонько бежала.</text:p>
      <text:p text:style-name="Обычный">Вот однажды вечером отец вернулся домой. Вася моментально влез в телегу, стегнул лошадку прутом и выехал со двора покататься. А у него было сегодня боевое настроение – ему хотелось подальше прокатиться.</text:p>
      <text:p text:style-name="Обычный">И вот он едет через лесок и хлещет своего чёрного конька, чтоб он пошибче бежал.</text:p>
      <text:p text:style-name="Обычный">Вдруг кто-то как огреет Васю по спине!</text:p>
      <text:p text:style-name="Обычный">Васютка так и подскочил от удивления. Он подумал, что это отец его догнал и хлестнул прутом – зачем без спросу уехал.</text:p>
      <text:p text:style-name="Обычный">Вася оглянулся. Видит – никого нету.</text:p>
      <text:p text:style-name="Обычный">Тогда он снова стегнул лошадь. Но тут, во второй раз, кто-то опять как ахнет его по спине!</text:p>
      <text:p text:style-name="Обычный">Вася снова оглянулся. Нет, смотрит, никого нету. Что за чудеса в решете?</text:p>
      <text:p text:style-name="Обычный"/>
      <text:soft-page-break/>
      <text:p text:style-name="Обычный">Вася думает:</text:p>
      <text:p text:style-name="Обычный">«Ой, кто же меня по шее бьёт, если никого кругом нет!»</text:p>
      <text:p text:style-name="Обычный">А надо вам сказать, что, когда Вася ехал через лес, в колесо попала большая ветка от дерева. Она крепко зацепилась за колесо. И как только колесо обернётся, ветка, конечно, хлопает Васю по спине.</text:p>
      <text:p text:style-name="Обычный">А Вася это не видит. Потому что уже темно. И вдобавок он немножко испугался. И не захотел по сторонам глядеть.</text:p>
      <text:p text:style-name="Обычный">Вот ветка ударила Васю в третий раз, и он ещё больше испугался.</text:p>
      <text:p text:style-name="Обычный">Он думает:</text:p>
      <text:p text:style-name="Обычный">«Ой, может быть, меня лошадь бьёт. Может быть, она зубами схватила прут и тоже меня, в свою очередь, стегает».</text:p>
      <text:p text:style-name="Обычный">Тут он немного даже отодвинулся от лошади.</text:p>
      <text:p text:style-name="Обычный">Только он отодвинулся, а ветка хлесь Васю уже не по спине, а по затылку.</text:p>
      <text:p text:style-name="Обычный">Вася бросил вожжи и как закричит от страха.</text:p>
      <text:p text:style-name="Обычный">А лошадь, не будь дура, повернула назад и как пустится со всех ног к дому.</text:p>
      <text:p text:style-name="Обычный">А колесо как завертится ещё сильнее. А ветка как начнёт хлестать Васю ещё чаще.</text:p>
      <text:p text:style-name="Обычный">Тут, знаете, не только маленький, но и большой может испугаться.</text:p>
      <text:p text:style-name="Обычный">Вот лошадь скачет. А Вася лежит в телеге и орёт со всей силы. А ветка его лупит – то по спине, то по ногам, то по затылку.</text:p>
      <text:p text:style-name="Обычный">Вася кричит:</text:p>
      <text:p text:style-name="Обычный">– Ой, папа! Ой, мама! Меня лошадь бьёт!</text:p>
      <text:p text:style-name="Обычный">Но тут вдруг лошадь подъехала к дому и остановилась во дворе.</text:p>
      <text:p text:style-name="Обычный">А Васютка лежит в телеге и сходить боится. Лежит, знаете, и кушать не хочет.</text:p>
      <text:p text:style-name="Обычный">Вот пришёл отец распрягать лошадь. И тогда Васютка сполз с телеги. И тут он вдруг увидел в колесе ветку, которая его била.</text:p>
      <text:p text:style-name="Обычный">Вася отцепил ветку от колеса и хотел этой веткой ударить лошадь. Но отец сказал:</text:p>
      <text:p text:style-name="Обычный">– Оставь свою глупую привычку бить лошадь. Она умней тебя и сама хорошо понимает, что ей надо делать.</text:p>
      <text:p text:style-name="Обычный">Тогда Вася, почёсывая спину, пошёл домой и лёг спать.</text:p>
      <text:p text:style-name="Обычный">А ночью ему приснился сон, будто приходит к нему лошадь и говорит:</text:p>
      <text:p text:style-name="Обычный">«Ну что, трусишка, испугался? Фу, как стыдно быть трусом».</text:p>
      <text:p text:style-name="Обычный">Утром Вася проснулся и пошёл на речку ловить рыбок.</text:p>
      <text:p text:style-name="Обычный"/>
      <text:p text:style-name="Обычный"/>
      <text:p text:style-name="Обычный"/>
      <text:p text:style-name="Обычный"/>
      <text:p text:style-name="P15">Глупая история</text:p>
      <text:p text:style-name="Обычный"/>
      <text:p text:style-name="Обычный">Петя был не такой уж маленький мальчик. Ему было четыре года. Но мама считала его совсем крошечным ребёнком. Она кормила его с ложечки, гулять водила за ручку и по утрам сама одевала его.</text:p>
      <text:p text:style-name="Обычный">Вот однажды Петя проснулся в своей постельке. И мама стала его одевать.</text:p>
      <text:p text:style-name="Обычный">Вот она одела его и поставила на ножки около кровати. Но Петя вдруг упал.</text:p>
      <text:p text:style-name="Обычный">Мама думала, что он шалит, и снова поставила его на ножки. Но он опять упал.</text:p>
      <text:p text:style-name="Обычный">Мама удивилась и в третий раз поставила его около кроватки. Но ребёнок снова упал.</text:p>
      <text:p text:style-name="Обычный">Мама испугалась и по телефону позвонила папе на службу.</text:p>
      <text:p text:style-name="Обычный">Она сказала папе:</text:p>
      <text:p text:style-name="Обычный">– Приезжай скорей домой. Что-то с нашим мальчиком случилось – он на ножках стоять не может.</text:p>
      <text:p text:style-name="Обычный">Вот папа приезжает и говорит:</text:p>
      <text:p text:style-name="Обычный">– Это глупости. Наш мальчик хорошо ходит и бегает, и не может быть, чтоб он у нас падал.</text:p>
      <text:p text:style-name="Обычный">И он моментально ставит мальчика на ковёр. Мальчик хочет пойти к своим игрушкам, но снова, в четвёртый раз, падает.</text:p>
      <text:p text:style-name="Обычный">Папа говорит:</text:p>
      <text:p text:style-name="Обычный">– Надо скорей позвать доктора. Наверно, наш мальчик захворал. Наверно, он вчера конфетами объелся.</text:p>
      <text:p text:style-name="Обычный">Позвали доктора.</text:p>
      <text:p text:style-name="Обычный">Приходит доктор в очках и с трубкой.</text:p>
      <text:p text:style-name="Обычный">Доктор говорит Пете:</text:p>
      <text:p text:style-name="Обычный">– Это что за новости! Почему ты падаешь?</text:p>
      <text:p text:style-name="Обычный">Петя говорит:</text:p>
      <text:p text:style-name="Обычный">– Не знаю почему, но немножко падаю.</text:p>
      <text:p text:style-name="Обычный">Доктор говорит маме:</text:p>
      <text:p text:style-name="Обычный">– А ну-ка, разденьте этого ребёнка, я его сейчас осмотрю.</text:p>
      <text:p text:style-name="Обычный">Мама раздела Петю, и доктор стал его слушать.</text:p>
      <text:p text:style-name="Обычный">Доктор послушал его через трубку и говорит:</text:p>
      <text:p text:style-name="Обычный">– Ребёнок совершенно здоровый. И это удивительно, почему он у вас падает. А ну-ка, оденьте его снова и поставьте на ножки.</text:p>
      <text:p text:style-name="Обычный">Вот мама быстро одевает мальчика и ставит его на пол.</text:p>
      <text:p text:style-name="Обычный">И доктор надевает очки на нос, чтоб получше видеть, как мальчик падает.</text:p>
      <text:soft-page-break/>
      <text:p text:style-name="Обычный">Только мальчика поставили на ножки, и вдруг он опять упал.</text:p>
      <text:p text:style-name="Обычный">Доктор удивился и говорит:</text:p>
      <text:p text:style-name="Обычный">– Позовите профессора. Может быть, профессор догадается, почему этот ребёнок падает.</text:p>
      <text:p text:style-name="Обычный">Папа пошёл звонить профессору, а в этот момент к Пете в гости приходит маленький мальчик Коля.</text:p>
      <text:p text:style-name="Обычный">Коля посмотрел на Петю, засмеялся и говорит:</text:p>
      <text:p text:style-name="Обычный">– А я знаю, почему у вас Петя падает.</text:p>
      <text:p text:style-name="Обычный">Доктор говорит:</text:p>
      <text:p text:style-name="Обычный">– Глядите, какой нашёлся учёный карапуз, – он лучше меня знает, почему дети падают.</text:p>
      <text:p text:style-name="Обычный">Коля говорит:</text:p>
      <text:p text:style-name="Обычный">– Поглядите, как Петя у вас одет. У него одна штанинка болтается, а в другой засунуты обе ножки. Вот почему он и падает.</text:p>
      <text:p text:style-name="Обычный">Тут все заахали и заохали.</text:p>
      <text:p text:style-name="Обычный">Петя говорит:</text:p>
      <text:p text:style-name="Обычный">– Это меня мама одевала.</text:p>
      <text:p text:style-name="Обычный">Доктор говорит:</text:p>
      <text:p text:style-name="Обычный">– Не нужно звать профессора. Теперь нам понятно, почему ребёнок падает.</text:p>
      <text:p text:style-name="Обычный">Мама говорит:</text:p>
      <text:p text:style-name="Обычный">– Утром я очень торопилась, чтоб ему кашу варить, а сейчас я очень волновалась, и поэтому я так неправильно ему штанишки надела.</text:p>
      <text:p text:style-name="Обычный">Коля говорит:</text:p>
      <text:p text:style-name="Обычный">– А я всегда сам одеваюсь, и у меня таких глупостей с ногами не бывает. Взрослые вечно что-нибудь напутают.</text:p>
      <text:p text:style-name="Обычный">Петя говорит:</text:p>
      <text:p text:style-name="Обычный">– Теперь я тоже буду сам одеваться.</text:p>
      <text:p text:style-name="Обычный">Тут все засмеялись. И доктор засмеялся. Он со всеми попрощался и с Колей тоже попрощался. И ушёл по своим делам.</text:p>
      <text:p text:style-name="Обычный">Папа пошёл на службу. Мама пошла на кухню.</text:p>
      <text:p text:style-name="Обычный">А Коля с Петей остались в комнате. И стали играть в игрушки.</text:p>
      <text:p text:style-name="Обычный">А на другой день Петя сам надел свои штанишки, и никаких глупых историй с ним больше не произошло.</text:p>
      <text:p text:style-name="Обычный"/>
      <text:p text:style-name="Обычный"/>
      <text:p text:style-name="Обычный"/>
      <text:soft-page-break/>
      <text:p text:style-name="P16">Умная Тамара</text:p>
      <text:p text:style-name="Обычный"/>
      <text:p text:style-name="Обычный">Живёт в нашей квартире один инженер.</text:p>
      <text:p text:style-name="Обычный">Бывают такие учёные инженеры с усами и в очках.</text:p>
      <text:p text:style-name="Обычный">И вот однажды этот инженер чем-то захворал и уехал на юг лечиться.</text:p>
      <text:p text:style-name="Обычный">Вот он уехал на юг и закрыл свою комнату на замок.</text:p>
      <text:p text:style-name="Обычный">Проходит три дня, и вдруг все жильцы слышат, что в комнате этого инженера жалобно мяукает кошка.</text:p>
      <text:p text:style-name="Обычный">Одна жиличка говорит:</text:p>
      <text:p text:style-name="Обычный">- Этот инженер какой нахал. Он уехал на юг, а в комнате оставил свою кошку. И теперь это бедное животное, наверное, погибнет без еды и без питья.</text:p>
      <text:p text:style-name="Обычный">Тут все жильцы рассердились на инженера.</text:p>
      <text:p text:style-name="Обычный">Один жилец говорит:</text:p>
      <text:p text:style-name="Обычный">– У этого инженера дырявая голова. Как это можно оставлять кошек без еды целый месяц. Кошки от этого умирают.</text:p>
      <text:p text:style-name="Обычный">Другой жилец говорит:</text:p>
      <text:p text:style-name="Обычный">– Давайте сломаем дверь.</text:p>
      <text:p text:style-name="Обычный">Тут приходит управдом. Он говорит:</text:p>
      <text:p text:style-name="Обычный">– Нет, дверь нельзя ломать без разрешения инженера.</text:p>
      <text:p text:style-name="Обычный">Один маленький мальчик Николаша говорит:</text:p>
      <text:p text:style-name="Обычный">– Тогда давайте вызовем пожарную часть. Пожарные приедут, подставят лестницу к окну и спасут кошку.</text:p>
      <text:p text:style-name="Обычный">Управдом говорит:</text:p>
      <text:p text:style-name="Обычный">– Раз нет пожара, то пожарных нельзя вызывать. За это надо штраф платить.</text:p>
      <text:p text:style-name="Обычный">Одна маленькая девочка Тамара говорит:</text:p>
      <text:p text:style-name="Обычный">– Знаете что: давайте кормить эту кошку через дверь. Я сейчас принесу молоко и это молоко подолью под дверь. Кошечка это увидит и покушает.</text:p>
      <text:p text:style-name="Обычный">Тут все жильцы засмеялись и сказали:</text:p>
      <text:p text:style-name="Обычный">– Браво! Она хорошо придумала.</text:p>
      <text:p text:style-name="Обычный">И все жильцы начали с этого дня кормить кошку через дверь. Кто суп под дверь подливал, кто молоко, кто воду.</text:p>
      <text:p text:style-name="Обычный">Мальчик Николаша даже целую рыбу под дверь подсунул. А потом он нашёл на лестнице дохлую мышку, и эту дохлую мышку он тоже ухитрился под дверь просунуть.</text:p>
      <text:p text:style-name="Обычный">И кошка едой была очень довольна, и она радостно за дверью мурлыкала.</text:p>
      <text:p text:style-name="Обычный">И вот проходит целый месяц, и наконец приезжает инженер.</text:p>
      <text:soft-page-break/>
      <text:p text:style-name="Обычный">Одна старенькая жиличка так ему говорит:</text:p>
      <text:p text:style-name="Обычный">– Инженер, вас надо на полгода посадить в тюрьму, потому что нельзя так мучить животных. Надо к людям и к животным хорошо относиться. А вы свою кошечку оставили в комнате без еды и без питья. И она могла умереть, если бы мы не догадались под дверь молоко подливать. Ах, открывайте скорее двери и поглядите, как ваша кошечка чувствует себя. Может быть, она больна и лежит с температурой на вашей кровати.</text:p>
      <text:p text:style-name="Обычный">Инженер говорит:</text:p>
      <text:p text:style-name="Обычный">– Про какую кошку вы говорите? Вы же знаете, что я кошек у себя не держал. И никаких кошек у меня никогда не было. И никого я не мог закрыть в своей комнате.</text:p>
      <text:p text:style-name="Обычный">Жильцы говорят:</text:p>
      <text:p text:style-name="Обычный">– Мы ничего не знаем. Только знаем, что в вашей комнате целый месяц живёт кошка.</text:p>
      <text:p text:style-name="Обычный">Вот инженер поскорей открывает дверь, и все жильцы и он сам входят в комнату. И все видят – на диване лежит хорошенькая рыженькая кошка. Очень на вид здоровенькая и весёленькая, и ничуть она, видать, не похудела.</text:p>
      <text:p text:style-name="Обычный">Инженер говорит:</text:p>
      <text:p text:style-name="Обычный">– Ничего не понимаю. Откуда у меня на диване эта рыженькая кошка? Когда я уезжал, её не было.</text:p>
      <text:p text:style-name="Обычный">Мальчик Николаша говорит, поглядывая на окно:</text:p>
      <text:p text:style-name="Обычный">– Там форточка открыта. Наверно, кошка гуляла по карнизу, увидела эту открытую форточку и прыгнула в комнату.</text:p>
      <text:p text:style-name="Обычный">Инженер говорит:</text:p>
      <text:p text:style-name="Обычный">– Но почему же она тогда обратно не ушла?</text:p>
      <text:p text:style-name="Обычный">Девочка Тамара говорит:</text:p>
      <text:p text:style-name="Обычный">– А мы её очень хорошо кормили, вот она и не захотела уйти. Ей тут понравилось.</text:p>
      <text:p text:style-name="Обычный">Инженер говорит:</text:p>
      <text:p text:style-name="Обычный">– Ах, какая хорошенькая, умная кошечка! Я тогда её здесь оставлю.</text:p>
      <text:p text:style-name="Обычный">Девочка Тамара говорит:</text:p>
      <text:p text:style-name="Обычный">– Нет, эту кошку я решила взять себе.</text:p>
      <text:p text:style-name="Обычный">Тут все жильцы засмеялись и сказали:</text:p>
      <text:p text:style-name="Обычный">– Да, эта кошка принадлежит Тамаре, поскольку Тамара придумала, как её кормить, и этим спасла её от гибели.</text:p>
      <text:p text:style-name="Обычный">Инженер сказал:</text:p>
      <text:p text:style-name="Обычный">– Правильно. И я, со своей стороны, вдобавок подарю Тамаре десять мандаринов, которые я привёз с юга.</text:p>
      <text:p text:style-name="Обычный">И он подарил ей десять мандаринов.</text:p>
      <text:p text:style-name="Обычный"/>
      <text:p text:style-name="Обычный"/>
      <text:soft-page-break/>
      <text:p text:style-name="P17">Самое главное</text:p>
      <text:p text:style-name="Обычный"/>
      <text:p text:style-name="Обычный">Жил на свете мальчик Андрюша Рыженький. Это был трусливый мальчик. Он всего боялся. Он боялся собак, коров, гусей, мышей, пауков и даже петухов.</text:p>
      <text:p text:style-name="Обычный">Но наибольше всего он боялся чужих мальчишек.</text:p>
      <text:p text:style-name="Обычный">И мама этого мальчика очень и очень грустила, что у неё такой трусливый сынок.</text:p>
      <text:p text:style-name="Обычный">В одно прекрасное утро мама этого мальчика сказала ему:</text:p>
      <text:p text:style-name="Обычный">– Ах, как плохо, что ты всего боишься. Только храбрые люди хорошо живут на свете. Только они побеждают врагов, тушат пожары и отважно летают на самолётах. И за это все любят храбрых людей. И все их уважают. Дарят им подарки и дают ордена и медали. А трусливых никто не любит. Над ними смеются и потешаются. И от этого у них жизнь бывает плохая, скучная и неинтересная.</text:p>
      <text:p text:style-name="Обычный">Мальчик Андрюша так ответил своей маме:</text:p>
      <text:p text:style-name="Обычный">– С этих пор, мама, я решил быть храбрым человеком.</text:p>
      <text:p text:style-name="Обычный">И с этими словами Андрюша пошёл во двор погулять.</text:p>
      <text:p text:style-name="Обычный">А во дворе мальчишки играли в футбол.</text:p>
      <text:p text:style-name="Обычный">Мальчишки эти обыкновенно задирали Андрюшу. И он их боялся как огня. И всегда от них убегал. Но сегодня он не убежал. Он крикнул им:</text:p>
      <text:p text:style-name="Обычный">– Эй вы, мальчишки! Сегодня я не боюсь вас!</text:p>
      <text:p text:style-name="Обычный">Мальчики удивились, что Андрюша так смело им крикнул. И даже они немножко испугались. И даже один из них, Санька Палочкин, сказал:</text:p>
      <text:p text:style-name="Обычный">– Сегодня Андрюшка Рыженький что-то задумал против нас. Давайте лучше уйдём, а то нам, пожалуй, попадёт от него.</text:p>
      <text:p text:style-name="Обычный">Но мальчики не ушли. Наоборот. Они подбежали к Андрюше и стали его задевать. Один дёрнул Андрюшу за нос. Другой сбил ему кепку с головы. Третий мальчик ткнул Андрюшу кулаком. Короче говоря, они немножко побили Андрюшу. И тот с рёвом вернулся домой.</text:p>
      <text:p text:style-name="Обычный">И дома, утирая слёзы, Андрюша сказал маме:</text:p>
      <text:p text:style-name="Обычный">– Мама, я сегодня был храбрый, но из этого ничего хорошего не получилось.</text:p>
      <text:p text:style-name="Обычный">Мама сказала:</text:p>
      <text:p text:style-name="Обычный">– Глупый мальчик. Недостаточно быть только храбрым, надо быть ещё сильным. Одной храбростью ничего нельзя сделать.</text:p>
      <text:p text:style-name="Обычный">И тогда Андрюша незаметно от мамы взял бабушкину палку и с этой палкой пошёл на двор. Подумал: «Вот теперь я буду сильней, чем обычно. Теперь я разгоню мальчишек в разные стороны, если они на меня нападут».</text:p>
      <text:p text:style-name="Обычный">Андрюша вышел с палкой на двор. А во дворе мальчишек уже не было. Там гуляла чёрная собака, которую Андрюша всегда боялся.</text:p>
      <text:p text:style-name="Обычный"/>
      <text:p text:style-name="Обычный"/>
      <text:soft-page-break/>
      <text:p text:style-name="Обычный">Размахивая палкой, Андрюша сказал этой собаке:</text:p>
      <text:p text:style-name="Обычный">– Попробуй только, залай на меня – получишь по заслугам. Узнаешь, что такое палка, когда она прогуляется по твоей голове.</text:p>
      <text:p text:style-name="Обычный">Собака начала лаять и бросаться на Андрюшу.</text:p>
      <text:p text:style-name="Обычный">Размахивая своей палкой, Андрюша раза два ударил собаку по голове, но та забежала сзади и немного порвала Андрюшины штаны.</text:p>
      <text:p text:style-name="Обычный">И Андрюша с рёвом побежал домой. А дома, утирая слёзы, он сказал своей маме:</text:p>
      <text:p text:style-name="Обычный">– Мама, как же это так? Я сегодня был сильный и храбрый, но из этого ничего хорошего не получилось. Собака разорвала мои штаны и чуть не укусила меня.</text:p>
      <text:p text:style-name="Обычный">Мама сказала:</text:p>
      <text:p text:style-name="Обычный">– Глупый мальчик. Я забыла тебе сказать. Недостаточно быть храбрым и сильным. Надо ещё быть умным. Ты же поступил глупо. Ты размахивал палкой. И этим рассердил собаку. Ты сам виноват. Надо немножко думать и соображать. Надо иметь смекалку.</text:p>
      <text:p text:style-name="Обычный">Тогда Андрюша Рыженький в третий раз вышел погулять. Но во дворе уже не было собаки. И мальчишек тоже не было.</text:p>
      <text:p text:style-name="Обычный">И тогда Андрюша вышел на улицу, чтобы посмотреть, где мальчики.</text:p>
      <text:p text:style-name="Обычный">А мальчики купались в реке. И Андрюша стал смотреть, как они купаются.</text:p>
      <text:p text:style-name="Обычный">И в этот момент один мальчик, Саня Палочкин, захлебнулся в воде и стал кричать, чтоб его спасли.</text:p>
      <text:p text:style-name="Обычный">Мальчики испугались, что он тонет, и побежали звать взрослых.</text:p>
      <text:p text:style-name="Обычный">Андрюша хотел броситься в воду, чтобы спасти Саню Палочкина. И уже подбежал к берегу. Но тут он подумал: «Нет, я плохо плаваю, и у меня не хватит сил спасти Саньку. Я поступлю умней: я сяду в лодку и на лодке подплыву к нему».</text:p>
      <text:p text:style-name="Обычный">А у самого берега стояла рыбацкая лодка. Андрюша оттолкнул эту тяжёлую лодку от берега и сам вскочил в неё.</text:p>
      <text:p text:style-name="Обычный">А в воде лежали вёсла. Андрюша стал бить этими вёслами по воде. Но у него ничего не вышло – он не умел грести. И течение отнесло рыбацкую лодку на середину реки.</text:p>
      <text:p text:style-name="Обычный">И Андрюша от страха стал кричать.</text:p>
      <text:p text:style-name="Обычный">А в этот момент по реке плыла другая лодка. И в ней сидели рыбаки.</text:p>
      <text:p text:style-name="Обычный">Эти рыбаки спасли Саню Палочкина. И кроме того, они догнали Андрюшину лодку, взяли её на буксир и доставили к берегу.</text:p>
      <text:p text:style-name="Обычный">Андрюша пошёл домой и дома, утирая слёзы, сказал своей маме:</text:p>
      <text:p text:style-name="Обычный">– Мама, я сегодня был храбрый – я хотел спасти мальчика. Я сегодня был умный, потому что не бросился в воду, а поплыл в лодке. Я сегодня был сильный, потому что оттолкнул тяжёлую лодку от берега и тяжёлыми вёслами колотил по воде. Но снова ничего хорошего у меня не получилось.</text:p>
      <text:p text:style-name="Обычный"/>
      <text:p text:style-name="Обычный"/>
      <text:p text:style-name="Обычный"/>
      <text:soft-page-break/>
      <text:p text:style-name="Обычный">Мама сказала:</text:p>
      <text:p text:style-name="Обычный">– Глупый мальчик. Я забыла сказать тебе самое главное. Недостаточно быть храбрым, умным и сильным. Это слишком мало. Надо ещё иметь знания. Надо уметь грести, уметь плавать, ездить верхом на лошади, летать на самолёте. Надо многое знать. Надо знать арифметику и алгебру, химию и геометрию. А для того чтобы это всё знать, надо учиться. Кто учится, тот бывает умный. А кто умный, тот должен быть храбрым. А храбрых и умных все любят, потому что они побеждают врагов, тушат пожары, спасают людей и летают на самолётах.</text:p>
      <text:p text:style-name="Обычный">Андрюша сказал:</text:p>
      <text:p text:style-name="Обычный">– С этих пор я буду всему учиться.</text:p>
      <text:p text:style-name="Обычный">И мама сказала:</text:p>
      <text:p text:style-name="Обычный">– Вот и хорошо.</text:p>
      <text:p text:style-name="Обычный"/>
      <text:p text:style-name="P18">Загадочное происшествие</text:p>
      <text:p text:style-name="Обычный"/>
      <text:p text:style-name="Обычный">В начале революции я служил младшим следователем уголовного розыска.</text:p>
      <text:p text:style-name="Обычный">Конечно, тогда не было крупных специалистов в этом деле. А каждый гражданин, умеющий читать и писать, мог поступить на эту интересную службу.</text:p>
      <text:p text:style-name="Обычный">И действительно, много интересных и забавных дел проходило через наши руки.</text:p>
      <text:p text:style-name="Обычный">Но из всех дел мне наибольше всего запомнилось одно загадочное происшествие в Лигове.</text:p>
      <text:p text:style-name="Обычный">Сижу я, представьте себе, на службе и чай пью.</text:p>
      <text:p text:style-name="Обычный">Вдруг прибегает ко мне запыхавшийся человек и говорит:</text:p>
      <text:p text:style-name="Обычный">– Я стрелочник Фролов. Служу в Лигове. Ночью воры у меня украли козу. Это такая для меня беда, что я весь дрожу от огорчения… Умоляю вас – раскройте это преступление и верните мне украденную козу.</text:p>
      <text:p text:style-name="Обычный">Я ему говорю:</text:p>
      <text:p text:style-name="Обычный">– Ты не волнуйся. Сядь и расскажи подробней. А я с твоих слов составлю протокол, после чего мы сразу поедем на место происшествия, найдём вора и отберём от него твою козу.</text:p>
      <text:p text:style-name="Обычный">Стрелочник говорит:</text:p>
      <text:p text:style-name="Обычный">– Два дня назад я купил себе козу, чтобы пить молоко и поправляться. Я за эту козу дал мешок муки. Это была дивная породистая коза. Я вчера её на ночь закрыл в сарай на замок, но воры пробрались ко мне во двор, сломали этот замок и украли козу. Что я теперь буду делать без козы и без муки, я и сам не представляю.</text:p>
      <text:p text:style-name="Обычный">Вот я составляю убийственный для вора протокол, вызываю старшего следователя и советую ему сразу поехать, чтобы по горячим следам раскрыть эту кражу.</text:p>
      <text:p text:style-name="Обычный">А старший следователь у нас был довольно опытный работник. И только у него был единственный недостаток: он если сильно поволнуется, то в обморок падает. Потому что в него однажды один вор стрелял из револьвера. И вот он с тех пор стал немного пугливый. Если какой-нибудь стук<text:s/><text:soft-page-break/>раздастся, или там доска упадёт, или кто-нибудь громко крикнет, то он моментально падает без сознания. Так что его одного никогда у нас не пускали, а всегда его кто-нибудь сопровождал.</text:p>
      <text:p text:style-name="Обычный">А так-то он был хороший агент и очень часто раскрывал кражи. Его все у нас звали дядя Володя.</text:p>
      <text:p text:style-name="Обычный">Вот дядя Володя и говорит мне:</text:p>
      <text:p text:style-name="Обычный">– Давай быстрей собирайся, поедем в Лигово, чтобы выяснить, кто у стрелочника украл козу.</text:p>
      <text:p text:style-name="Обычный">Через десять минут мы вместе с пострадавшим стрелочником садимся в поезд и едем в Лигово.</text:p>
      <text:p text:style-name="Обычный">И вот стрелочник приводит нас к себе на двор. И мы видим небольшой одноэтажный домик. Двор, огороженный высоким забором. И небольшой сарай, в котором была заперта коза.</text:p>
      <text:p text:style-name="Обычный">Теперь этот сарай настежь раскрыт.</text:p>
      <text:p text:style-name="Обычный">Замок на нём сломан и еле висит на железном кружке. И в сарае пусто. Никакой козы нету. Только немного сена лежит.</text:p>
      <text:p text:style-name="Обычный">Дядя Володя, моментально осмотрев сарай, говорит:</text:p>
      <text:p text:style-name="Обычный">– Перед нами, товарищи, типичная картина ночной кражи со взломом. Вор перелез через забор, железным предметом сломал замок и, проникнув в сарай, увел с собой козу. Сейчас обследую почву, найду следы и доложу вам, какую вор имел наружность.</text:p>
      <text:p text:style-name="Обычный">И с этими словами дядя Володя ложится на землю и разглядывает следы.</text:p>
      <text:p text:style-name="Обычный">– Перед вами, – говорит он, – типичная воровская походка. Вор, судя по следам, высокий, худощавый гражданин средних лет. И сапоги у него подбиты железной подковкой.</text:p>
      <text:p text:style-name="Обычный">Стрелочник говорит:</text:p>
      <text:p text:style-name="Обычный">– Поскольку у меня сапоги подбиты железной подковкой, то вы там не спутайте меня с вором, умоляю вас. А то, чего доброго, я через вас попаду в тюрьму. Тем более я тоже худощавый и средних лет. Вы наденьте на нос очки и глядите получше – нет ли там ещё каких-нибудь других следов.</text:p>
      <text:p text:style-name="Обычный">Дядя Володя говорит:</text:p>
      <text:p text:style-name="Обычный">– Кроме этих следов, имеются ещё одни обыкновенные следы. И рядом с этими следами видны отпечатки ног маленького мальчика или девочки. Так что перед нами типичная картина ночной кражи. Два вора и их маленький помощник, пробравшись во двор, взламывают сарай и втроём угоняют козу…</text:p>
      <text:p text:style-name="Обычный">Стрелочник, чуть не плача, говорит:</text:p>
      <text:p text:style-name="Обычный">– Откуда же два вора? Ведь одни следы с подковкой мои. Что же, значит, я сам у себя козу украл? Что вы наводите тень на плетень? Нет, я, кажется, зря вас пригласил.</text:p>
      <text:p text:style-name="Обычный">Тут во дворе собирается громадная толпа. Все с интересом смотрят, что будет дальше.</text:p>
      <text:p text:style-name="Обычный">Дядя Володя говорит:</text:p>
      <text:p text:style-name="Обычный">– В таком случае я допускаю, что вор был один со своим маленьким помощником. Причём этот маленький помощник обут в дырявые сандалии на босу ногу и сам он лет шести или семи.</text:p>
      <text:p text:style-name="Обычный">Только он так сказал, вдруг в толпе детский плач раздаётся.</text:p>
      <text:p text:style-name="Обычный"/>
      <text:soft-page-break/>
      <text:p text:style-name="Обычный">И вдруг все видят, что это плачет маленький подросток Минька, племянник своего дяди, этого стрелочника, живущий тут же.</text:p>
      <text:p text:style-name="Обычный">Все на него смотрят и видят, что он обут в дырявые сандалии.</text:p>
      <text:p text:style-name="Обычный">Его спрашивают:</text:p>
      <text:p text:style-name="Обычный">– Что ты, Минька, плачешь?</text:p>
      <text:p text:style-name="Обычный">Минька говорит:</text:p>
      <text:p text:style-name="Обычный">– Я встал утром и зашёл в сарай. Я козе дал капустный листочек. Я козу только два раза погладил и пошёл по своим делам ловить в пруде рыбок. Но замок я не трогал. И дверь была раскрыта.</text:p>
      <text:p text:style-name="Обычный">Тут все удивились. И дядя Володя тоже очень удивился.</text:p>
      <text:p text:style-name="Обычный">Стрелочник говорит:</text:p>
      <text:p text:style-name="Обычный">– Как же он, шельмец, мог гладить утром мою козу, если она уже была украдена. Вот так номер!</text:p>
      <text:p text:style-name="Обычный">Дядя Володя, потерев свой лоб рукой, говорит:</text:p>
      <text:p text:style-name="Обычный">– Это очень загадочная кража. Или нам с вами вор попался какой-то ненормальный. Ночью он замок сломал, а днём козу украл.</text:p>
      <text:p text:style-name="Обычный">Жена стрелочника говорит:</text:p>
      <text:p text:style-name="Обычный">– Может быть, он ждал, чтобы Минька её покормил. После чего он, наверное, её увёл.</text:p>
      <text:p text:style-name="Обычный">Дядя Володя говорит:</text:p>
      <text:p text:style-name="Обычный">– Одно из трёх: либо мальчику приснился сон насчёт козы, как он кормил её капустой, – бывают такие сны в детском возрасте, – либо вор свихнулся во время кражи, либо тут хозяева ненормальные.</text:p>
      <text:p text:style-name="Обычный">Я говорю:</text:p>
      <text:p text:style-name="Обычный">– Есть ещё четвёртое предположение: вор сломал замок и украл что-нибудь другое. А утром коза решила прогуляться и, выйдя на улицу, заблудилась.</text:p>
      <text:p text:style-name="Обычный">Стрелочник говорит:</text:p>
      <text:p text:style-name="Обычный">– Нет, коза не могла сама уйти. У меня весь двор обнесён высоким забором, и всё было заперто. И калитка у меня на пружине сама захлопывается. А что касается сарая, то, кроме козы, там ничего не было. Там у меня лежал мешок муки, на которую я променял козу. И эту козу я закрыл в сарае. Это была породистая коза, и мне её чересчур жалко!</text:p>
      <text:p text:style-name="Обычный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paragraph-properties fo:margin-bottom="0.1111in" fo:line-height="107%"/>
      <style:text-properties fo:font-size="11pt" style:font-size-asian="11pt" style:font-size-complex="11pt" style:language-asian="en" style:country-asian="US" fo:hyphenate="false"/>
    </style:style>
    <style:style style:name="Основнойшрифтабзаца" style:display-name="Основной шрифт абзаца" style:family="text"/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ВерхнийколонтитулЗнак" style:display-name="Верхний колонтитул Знак" style:family="text" style:parent-style-name="Основнойшрифтабзаца">
      <style:text-properties fo:font-size="11pt" style:font-size-asian="11pt" style:font-size-complex="11pt" style:language-asian="en" style:country-asian="US"/>
    </style: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 style:parent-style-name="Основнойшрифтабзаца">
      <style:text-properties fo:font-size="11pt" style:font-size-asian="11pt" style:font-size-complex="11pt" style:language-asian="en" style:country-asian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Евгений Поздняк</meta:initial-creator>
    <dc:creator>Евгений Поздняк</dc:creator>
    <meta:creation-date>2020-12-13T05:41:00Z</meta:creation-date>
    <dc:date>2020-12-13T05:48:00Z</dc:date>
    <meta:print-date>2020-12-13T05:41:00Z</meta:print-date>
    <meta:template xlink:href="Normal.dotm" xlink:type="simple"/>
    <meta:editing-cycles>3</meta:editing-cycles>
    <meta:editing-duration>PT360S</meta:editing-duration>
    <meta:document-statistic meta:page-count="20" meta:paragraph-count="71" meta:word-count="5337" meta:character-count="35688" meta:row-count="253" meta:non-whitespace-character-count="30422"/>
  </office:meta>
</office:document-meta>
</file>